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paragraph-properties fo:text-align="justify" style:justify-single-word="false"/>
      <style:text-properties fo:language="en" fo:country="US"/>
    </style:style>
    <style:style style:name="P129" style:family="paragraph" style:parent-style-name="First_20_line_20_indent">
      <style:paragraph-properties fo:text-align="justify" style:justify-single-word="false"/>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1a6e" officeooo:paragraph-rsid="000e1a6e" style:font-style-asian="normal" style:font-style-complex="normal"/>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0000ff" fo:language="ru" fo:country="RU"/>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color="#3399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style:style style:name="T90" style:family="text">
      <style:text-properties officeooo:rsid="000ca0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5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4">&lt;муз. темы: Терра - Майкл Джексон, Кантерлот - Марк Нофлер, Понивилль - Сеал и фан-музыка)&gt;</text:p>
      <text:p text:style-name="P79">Таймлайн <text:span text:style-name="T11">(</text:span>события через &lt;10 - ? 3-5-лучше&gt; лет после Обмена): </text:p>
      <text:p text:style-name="P79">Год 2143 &lt;2136 - 2138 -? &gt; ПВ <text:span text:style-name="T11">(AU -?)</text:span></text:p>
      <text:p text:style-name="P79"><text:span text:style-name="T11">20-</text:span>е апреля — Юджин «прыгает» с крыши (неудачная попытка заклинания последнего шанса)</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80">28-е мая <text:span text:style-name="T1">— Эксперимент со сплетёнными сознаниями.</text:span></text:p>
      <text:p text:style-name="P79">29-е мая — встреча с Индиго. Эксперимент со сновидением — встреча с Агамемноном</text:p>
      <text:p text:style-name="P79">30-е мая - Пикник с Селестией в парке. Муравьи под накрупником</text:p>
      <text:p text:style-name="P79">31-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79"/>
      <text:p text:style-name="P79">Страницы с красным: 6,9,11</text:p>
      <text:h text:style-name="Heading_20_2" text:outline-level="2"><text:soft-page-break/>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text:soft-page-break/></text:p>
      <text:h text:style-name="Heading_20_2" text:outline-level="2">Идеи</text:h>
      <text:list xml:id="list8273741849619215766" text:style-name="L1">
        <text:list-item>
          <text:p text:style-name="P144">Книги:</text:p>
        </text:list-item>
      </text:list>
      <text:list xml:id="list7056481818413013490" text:style-name="L2">
        <text:list-item>
          <text:p text:style-name="P145">«Великие грифоны прошлого» - из канона (5<text:span text:style-name="T11">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text:span text:style-name="T65">Природа Проклятий</text:span>» - обмен</text:p>
        </text:list-item>
        <text:list-item>
          <text:p text:style-name="P145"><text:span text:style-name="T65">«Магия для Чайников»</text:span> - обмен</text:p>
        </text:list-item>
        <text:list-item>
          <text:p text:style-name="P145"><text:span text:style-name="T65">«Энциклопедия Арканум»</text:span> - обмен</text:p>
        </text:list-item>
        <text:list-item>
          <text:p text:style-name="P145">«О Гейсах» - обмен</text:p>
        </text:list-item>
        <text:list-item>
          <text:p text:style-name="P145">«<text:span text:style-name="T65">Тайны Тайных Наук</text:span>» - обмен</text:p>
        </text:list-item>
        <text:list-item>
          <text:p text:style-name="P146">«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971009548615661969"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text:span text:style-name="T65">По другим данным, Селестии около 2500 лет (Обмен).</text:span></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54" text:outline-level="2"><text:soft-page-break/>1. Терра</text:h>
      <text:p text:style-name="P26">(Electronics “Disappointed”/Gary Jules “Mad World”/Pink Floyd “Another Brick In The Wall”)</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6"><text:span text:style-name="T11">– Нэш, к</text:span>ак называется наш проект?</text:p>
      <text:p text:style-name="P74"><text:span text:style-name="T8">– </text:span><text:span text:style-name="T67">Дайсон.</text:span></text:p>
      <text:p text:style-name="P74"><text:span text:style-name="T8">– </text:span><text:span text:style-name="T67">Сколько тебе лет?</text:span></text:p>
      <text:p text:style-name="P74"><text:span text:style-name="T8">– </text:span><text:span text:style-name="T67">Два года с начала запуска кластера.</text:span></text:p>
      <text:p text:style-name="P74"><text:span text:style-name="T8">– </text:span><text:span text:style-name="T67">Какой сейчас год?</text:span></text:p>
      <text:p text:style-name="P74"><text:span text:style-name="T8">– </text:span><text:span text:style-name="T21">20</text:span><text:span text:style-name="T20">18</text:span><text:span text:style-name="T67">-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74"><text:span text:style-name="T8">– Нэш</text:span><text:span text:style-name="T67">,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2"><text:soft-page-break/>***</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span></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8">Музыка медленная, фэнтезийная, средневековая, изысканая, дворцовая (стиль Dire Straits “Coyote”)</text:p>
      <text:p text:style-name="P78">&lt;Эркеры и ризалиты&gt;</text:p>
      <text:p text:style-name="P22">Глава IV. Пределы магии</text:p>
      <text:p text:style-name="P19"/>
      <text:p text:style-name="P22">Вашему покорному слуге известны четыре предела магии: </text:p>
      <text:list xml:id="list8619609581052456519"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oft-page-break/><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text:span>Макс, не надо...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9"><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1">– </text:span>Вот, читай отсюда. <text:span text:style-name="T11">– а</text:span>ликорница подчеркнула абзац копытом.</text:p>
      <text:p text:style-name="P49"/>
      <text:p text:style-name="P50">***</text:p>
      <text:p text:style-name="P50"><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0">–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49">– Это очень прост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text:soft-page-break/>–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soft-page-break/>…</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1">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55" text:outline-level="2"><text:span text:style-name="T11">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text:soft-page-break/>–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soft-page-break/>***</text:p>
      <text:p text:style-name="P49">&lt;<text:span text:style-name="T55">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text:soft-page-break/>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text:soft-page-break/>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отроге скалы, раскинулся Кантерлот…</text:p>
      <text:p text:style-name="P49">–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7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text:soft-page-break/>– Следуй за мной, примат! Нам нужно вернуть тебя Сестре.</text:p>
      <text:p text:style-name="P49"/>
      <text:h text:style-name="Heading_20_2" text:outline-level="2">5.5 Желание</text:h>
      <text:p text:style-name="P50"/>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text:soft-page-break/>–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30"/>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text:soft-page-break/>–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text:soft-page-break/>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54" text:outline-level="2">6. Стыд</text:h>
      <text:p text:style-name="P49">&lt;<text:span text:style-name="T85">Mylene Farmer — L`Ame-Stram-Gram</text:span>&gt;</text:p>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text:soft-page-break/>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text:soft-page-break/>–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text:soft-page-break/>–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7">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text:soft-page-break/>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text:soft-page-break/></text:p>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40">…</text:p>
      <text:p text:style-name="P40"/>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9">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1">– Это ты называешь “дружбой”? – с </text:span>улыбкой хмыкнул<text:span text:style-name="T11"> я. – </text:span>Мне нравится твоё чувство юмора.</text:p>
      <text:p text:style-name="P49">Аликорница нахмурилась.</text:p>
      <text:p text:style-name="P49"><text:span text:style-name="T11">–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9">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0">–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0">***</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0"/>
      <text:p text:style-name="P1"><text:span text:style-name="T43">&lt;</text:span><text:span text:style-name="T64">Mark Knopfler - </text:span><text:span text:style-name="T63">Hill Farmer's Blues</text:span><text:span text:style-name="T43">&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2">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9"><text:span text:style-name="T11">–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lt;Seal — Amazing <text:span text:style-name="T1">(T</text:span><text:span text:style-name="T11">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6">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7"/>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p text:style-name="P54">Мошкара кружилась вокруг лампы шелестящим роем. Надо бы закрыть окно, но тогда мне будут недоступны завораживающие трели цикад и ночное благоухание сада. </text:p>
      <text:p text:style-name="P54">Я обмакнул перо в чернила и вернулся к письму.</text:p>
      <text:p text:style-name="P59">Привет, Сел (несмотря ни на что, мне всё же хочется называть тебя так).</text:p>
      <text:p text:style-name="P59">У меня есть продвижение по <text:span text:style-name="T90">расследованию. Твайлайт Спаркл вышла на Откровение с помощью заклинания &lt;&gt;. Оно непосредственно связано с Чёрным Экраном. Посылаю тебе дневник эксперимента, это лучше всяких описаний. К сожалению…</text:span></text:p>
      <text:p text:style-name="P152">Я макнул перо в чернильницу. Всё-таки есть какой-то шарм в этих перьях и чернильницах, давно забытых у меня на родине и активно используемых здесь!</text:p>
      <text:p text:style-name="P59"/>
      <text:p text:style-name="P59"/>
      <text:p text:style-name="P94">… нам необходим некоторый список оборудования.</text:p>
      <text:p text:style-name="P94"/>
      <text:p text:style-name="P94">&lt;Так это ты соревновалась со Спайком по силе отрыжки?&gt;</text:p>
      <text:p text:style-name="Text_20_body"/>
      <text:h text:style-name="Heading_20_2" text:outline-level="2">12.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text:soft-page-break/>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text:soft-page-break/>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text:span><text:soft-page-break/><text:span text:style-name="T11">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soft-page-break/>…</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1">– </text:span>Ты?!</text:p>
      <text:p text:style-name="P9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1">– М</text:span>ожет тогда, ты скажешь, что в нём пошло не так и почему к вам попал я, а не сверхаликорн?</text:p>
      <text:p text:style-name="P94"><text:span text:style-name="T11">– </text:span>Не скажу. Заклинания Стар Свирла Бородатого обычн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1">– Г</text:span>отово. Принимай работу, хозяйка!</text:p>
      <text:p text:style-name="P49">Эпплджек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7">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1">– <text:s/></text:span>Пирог с грибами, яишницу и чизкейк<text:span text:style-name="T11"> – </text:span>сообщил я подошедшей официантке.</text:p>
      <text:p text:style-name="P49"><text:soft-page-break/><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9"><text:span text:style-name="T11">–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Хм, а эта пони не из разговорчивых. Ну ладно.</text:p>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150"/>
      <text:p text:style-name="P150"/>
      <text:p text:style-name="P51">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text:soft-page-break/>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1">–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1">– </text:span>Эммм... Скажи-ка мне, мой друг П-п-пинки... Легенда про фаэри <text:span text:style-name="T15">— </text:span><text:span text:style-name="T67">эт правда?</text:span></text:p>
      <text:p text:style-name="P49"><text:span text:style-name="T15">– </text:span><text:span text:style-name="T67">Какая из? Их много, вообще-то. Ик!</text:span></text:p>
      <text:p text:style-name="P49"><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49"><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49"><text:span text:style-name="T15">– </text:span><text:span text:style-name="T67">Пока не умру?</text:span></text:p>
      <text:p text:style-name="P49"><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пони деваются? И куда пропала Скуталу?</text:p>
      <text:p text:style-name="P52"><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oft-page-break/><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4">ZZ Top – Gimme all your lovin</text:p>
      <text:p text:style-name="P84">Mothley Crue – Kick Start My Heart</text:p>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1">– </text:span>Спасибо, но от пинкиных плюшек у меня фланки округляются.</text:p>
      <text:p text:style-name="P52"><text:span text:style-name="T11">– </text:span>Да ладно тебе, Рэйнбоу Дэш! От одной не округлятся.</text:p>
      <text:p text:style-name="P52"><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text:s/><text:span text:style-name="T11">– </text:span>послышались выкрики в толпе.</text:p>
      <text:p text:style-name="P52"><text:soft-page-break/>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2">…</text:p>
      <text:p text:style-name="P52"><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2"><text:span text:style-name="T11">– </text:span>Удостоверение личности предъявлять? <text:span text:style-name="T11">– </text:span>осведомился я.</text:p>
      <text:p text:style-name="P52"><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oft-page-break/><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text:span>Макс,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text:soft-page-break/>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1">– </text:span>ОГО!</text:p>
      <text:p text:style-name="P52">Единорожка аж уселась на крыльцо от удивления.</text:p>
      <text:p text:style-name="P52"><text:span text:style-name="T11">–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oft-page-break/><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3"/>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1">–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29">Исчезновение дневной главы диархии: Эквестрия в панике!</text:span>» (статья двухдневной давности).</text:p>
      <text:p text:style-name="P52">«<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2">«<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1">– </text:span>Макс? Ты в порядке?</text:p>
      <text:p text:style-name="P52"><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2">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2">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0">David Bowie - Lets Dance/ Ashes To Ashes</text:span></text:p>
      <text:p text:style-name="P43"><text:span text:style-name="T70">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text:soft-page-break/>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9">Добро пожаловать в Груммингтон! Вам здесь рады!</text:span></text:p>
      <text:p text:style-name="P52"><text:span text:style-name="T29">Население города </text:span><text:span text:style-name="T71">302 пони</text:span><text:span text:style-name="T29">.</text:span></text:p>
      <text:p text:style-name="P52"><text:span text:style-name="T71">250 пони</text:span><text:span text:style-name="T29">.</text:span></text:p>
      <text:p text:style-name="P52"><text:span text:style-name="T71">125 поней</text:span><text:span text:style-name="T29">.</text:span></text:p>
      <text:p text:style-name="P52"><text:span text:style-name="T29">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59">»</text:span></text:p>
      <text:p text:style-name="P52"/>
      <text:p text:style-name="P52"><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text:soft-page-break/>–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text:soft-page-break/>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1">37 пни</text:span></text:p>
      <text:p text:style-name="P70">24пн</text:p>
      <text:p text:style-name="P70">15</text:p>
      <text:p text:style-name="P52"><text:span text:style-name="T29">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9">Добро пожаловать в Груммингтон! Вам здесь рады!</text:span></text:p>
      <text:p text:style-name="P52"><text:span text:style-name="T29">Население города </text:span><text:span text:style-name="T71">302 пони</text:span><text:span text:style-name="T29">.</text:span></text:p>
      <text:p text:style-name="P52"><text:span text:style-name="T71">250 пони</text:span><text:span text:style-name="T29">.</text:span></text:p>
      <text:p text:style-name="P52"><text:span text:style-name="T71">125 поней</text:span><text:span text:style-name="T29">.</text:span></text:p>
      <text:p text:style-name="P52"><text:span text:style-name="T29">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1">&lt;</text:span><text:span text:style-name="T58">Metallica-Enter Sandman</text:span><text:span text:style-name="T11">&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text:soft-page-break/></text:p>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3">&lt;<text:span text:style-name="T57">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text:soft-page-break/>–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24">Добавить подбор снаряги. Всю снарягу потом выкинет Дэш</text:span>&gt;</text:p>
      <text:p text:style-name="P54"/>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Дискордовы яйца!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text:soft-page-break/>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4"/>
      <text:p text:style-name="P44">…</text:p>
      <text:p text:style-name="P44">&lt;<text:bookmark text:name="eow-title"/><text:span text:style-name="T63">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text:soft-page-break/>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2">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oft-page-break/><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text:p>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oft-page-break/><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4">&lt;<text:span text:style-name="T57">Mothley Crue – Cickstart my heart</text:span>&gt;</text:p>
      <text:p text:style-name="P54">«<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oft-page-break/>«<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ё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oft-page-break/><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text:p>
      <text:p text:style-name="P54"><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1">–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1">– О</text:span>у! <text:span text:style-name="T7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4"><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5"><text:soft-page-break/>***</text:p>
      <text:p text:style-name="P45"/>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М</text:span>акс?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1">–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oft-page-break/><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4">…</text:p>
      <text:p text:style-name="P54"/>
      <text:p text:style-name="P54"><text:soft-page-break/><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text:span>Макс. Ты сейчас правильный, или нет?</text:p>
      <text:p text:style-name="P54"><text:span text:style-name="T11">– </text:span>Макс,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в лавку к Кейкам за выпечкой! Нам всем нужно успокоиться.</text:p>
      <text:p text:style-name="P54"><text:span text:style-name="T11">–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всё просчитано. Я уверена, я подчёркиваю, абсолютно уверена в безопасности эксперимента!</text:p>
      <text:p text:style-name="P54"><text:span text:style-name="T11">– </text:span>Ой, чего-то мне нехорошо становится, когда ты так говоришь...</text:p>
      <text:p text:style-name="P54"><text:span text:style-name="T11">–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4">&lt;<text:span text:style-name="T57">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text:soft-page-break/>—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text:soft-page-break/>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4"/>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text:soft-page-break/>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1">– </text:span>Как тебя зовут, малышка? Я постараюсь найти тебя. Может быть, ещё не поздно.</text:p>
      <text:p text:style-name="P54">Пегаска приветственно машет копытом.</text:p>
      <text:p text:style-name="P29"><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что? Увидел чт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oft-page-break/><text:span text:style-name="T11">– О</text:span>фигенно! Мы победили! Макс,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text:p>
      <text:p text:style-name="P54">Ожидание сменилось недоумением. Рэйнбоу Дэш насмешливо скривила губы.</text:p>
      <text:p text:style-name="P54"><text:span text:style-name="T11">– </text:span>Да ладно! Кончай прикалываться,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ою голову и прижалась нос к носу.</text:p>
      <text:p text:style-name="P54"><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что за нечисть тут орудует!</text:p>
      <text:p text:style-name="P54"><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4">…</text:p>
      <text:p text:style-name="P54"><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чешь сказать, что мы все — навроде этого кота, а Макс боится открыть ящик? Чтоб мы не исчезли окончательно?</text:p>
      <text:p text:style-name="P54"><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oft-page-break/><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Макс,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1">–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1">–</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text:soft-page-break/>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oft-page-break/><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text:soft-page-break/>ОБСУДИМ ВСЁ СПОКОЙНО. ДАЁМ ТЕБЕ СЛОВО, ЧТО НЕ БУДЕМ ЗАБИРАТЬ ТВО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 <text:span text:style-name="T11">– </text:span>возопило моё малое сознание.</text:p>
      <text:p text:style-name="P54"><text:span text:style-name="T11">– </text:span>Эмм… Зачем?</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text:soft-page-break/></text:p>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oft-page-break/><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text:p>
      <text:p text:style-name="P49">Луна бросила на меня тяжёлый взгляд.</text:p>
      <text:p text:style-name="P52"><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6">–</text:span> Тогда зачем она..?</text:p>
      <text:p text:style-name="P49"><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7">–</text:span> А другие? Они тоже… давали мне потому, что считали меня последним шансом?</text:p>
      <text:p text:style-name="P52">У аликорницы отвалилась челюсть.</text:p>
      <text:p text:style-name="P52"><text:span text:style-name="T17">–</text:span> Другие? Кто ещё?<text:span text:style-name="T11"> </text:span>С кем ещё у тебя были… отношения?</text:p>
      <text:p text:style-name="P49"><text:span text:style-name="T16">–</text:span> С Рэйнбоу Дэш <text:span text:style-name="T16">–</text:span> ответил я несчастным голосом. <text:span text:style-name="T16">–</text:span> И, может быть, с Пинки.</text:p>
      <text:p text:style-name="P49"><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6"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text:span>Макс,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4">…</text:p>
      <text:p text:style-name="P44"/>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4"><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text:soft-page-break/>Я мило улыбнулся ей в ответ, закинул в рот пучок петрушки и ответил.</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4">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5">***</text:p>
      <text:p text:style-name="P44"/>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text:soft-page-break/>–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text:soft-page-break/>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text:soft-page-break/>–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9">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4"/>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text:soft-page-break/>–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text:soft-page-break/>–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4"/>
      <text:p text:style-name="P54"/>
      <text:p text:style-name="P54"/>
      <text:p text:style-name="P54"/>
      <text:p text:style-name="P54"/>
      <text:p text:style-name="P54"/>
      <text:p text:style-name="P54"/>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text:soft-page-break/>–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1">~~~ </text:span>Человек Макс <text:span text:style-name="T11">~~~</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34">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text:soft-page-break/>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5">~~~~~</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5"><text:soft-page-break/>~~~~~</text:p>
      <text:p text:style-name="P45"/>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text:soft-page-break/>–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text:soft-page-break/>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5">~~~~~</text:p>
      <text:p text:style-name="P19">&lt;<text:span text:style-name="T25">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1. <text:span text:style-name="T1">Терра</text:span></text:h>
      <text:h text:style-name="P157" text:outline-level="3">Воскресение</text:h>
      <text:p text:style-name="P49">&lt;<text:span text:style-name="T8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text:soft-page-break/>–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8">***</text:p>
      <text:p text:style-name="P57"/>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text:soft-page-break/></text:p>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57"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9"><text:soft-page-break/>–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pan text:style-name="T11">–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4">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text:soft-page-break/>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text:soft-page-break/>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text:soft-page-break/>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3"/>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text:soft-page-break/>Прихожая встретила нас толстым слоем пыли. Мы тихонько прошли внутрь. Я задержался, запирая дверь. Девушки разбрелись по квартире.</text:p>
      <text:p text:style-name="P99"><text:span text:style-name="T11">– Анон…</text:span><text:span text:style-name="T1"> Тут окно разбито… И верёвка висит. – пискнула Флаттершай из кухни.</text:span></text:p>
      <text:p text:style-name="P96"><text:span text:style-name="T11">– </text:span><text:span text:style-name="T1">Оставь, Флатти, не сейчас! – отмахнулся я.</text:span></text:p>
      <text:p text:style-name="P97">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7"><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7"><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54" text:outline-level="2">24. Отбытие</text:h>
      <text:p text:style-name="P115">&lt;Mission Impossible theme ?&gt;</text:p>
      <text:p text:style-name="P97"><text:span text:style-name="T11">–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text:soft-page-break/>… </text:p>
      <text:p text:style-name="P126">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oft-page-break/><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text:soft-page-break/>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text:soft-page-break/>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25. Разговор за столиком в тишине</text:h>
      <text:p text:style-name="First_20_line_20_indent"><text:span text:style-name="T11">&lt;</text:span><text:span text:style-name="T58">Queen – Flash</text:span><text:span text:style-name="T11">&gt;</text:span></text:p>
      <text:p text:style-name="P129">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8">Я тяжело вздохнул.</text:p>
      <text:p text:style-name="P128"/>
      <text:p text:style-name="P128">…</text:p>
      <text:p text:style-name="P128"/>
      <text:p text:style-name="P12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Анакорн. Демиург. Я тут живу.</text:p>
      <text:p text:style-name="P40">– А сидишь на чём? – вид сидящего на пустоте существа сбивал с толку.</text:p>
      <text:p text:style-name="P49">Демиург что-то прикинул и кивнул сам себе.</text:p>
      <text:p text:style-name="P40">– Гм. Ок.</text:p>
      <text:p text:style-name="P49"><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40"/>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7">Ага, так я тебе и сказал! Я не такой идиот, чтоб уничтожить свою единственную надежду вернуться в Эквестрию!</text:p>
      <text:p text:style-name="P43"/>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7">Бля! Вот так всегда!</text:p>
      <text:p text:style-name="P43">Я вздохнул.</text:p>
      <text:p text:style-name="P43"/>
      <text:p text:style-name="P52"><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2"><text:span text:style-name="T11">–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text:soft-page-break/></text:p>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97">Я запротестовал.</text:p>
      <text:p text:style-name="P100">– В Эквестрии не двигают солнце! Аликорны лишь корректируют орбиту Эквуса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
      <text:p text:style-name="P97">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31">. Ко мне наконец-то пришло понимание ситуации.</text:span></text:p>
      <text:p text:style-name="P104"><text:soft-page-break/>–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7"><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1">.</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2"> точнее, дерево схожих миров Эквуса </text:span><text:span text:style-name="T61">—</text:span><text:span text:style-name="T52"> создали брони. Разумеется, стержнем им послужил именно сериал, но каждый фанфик </text:span><text:span text:style-name="T61">—</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2">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
      <text:p text:style-name="P104">Анакорн аж подпрыгнул на месте от восторга и стал мне аплодировать.</text:p>
      <text:p text:style-name="P104"/>
      <text:p text:style-name="P123">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4"/>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6"/>
      <text:p text:style-name="P104"><text:span text:style-name="T52">– Наконец-то я вижу свет в конце тоннеля! Как это не пришло мне в голову! Ты всё отлично увязал! Всё сходится! Более того </text:span><text:span text:style-name="T61">—</text:span><text:span text:style-name="T52"> Анакорн заговорщически подмигнул мне </text:span><text:span text:style-name="T61">—</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2">!</text:span></text:p>
      <text:p text:style-name="P105">Я подозрительно посмотрел на Анакорна.</text:p>
      <text:p text:style-name="P104"><text:span text:style-name="T17">– </text:span><text:span text:style-name="T52">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text:p>
      <text:p text:style-name="P104"><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98">***</text:p>
      <text:p text:style-name="P105">&lt;<text:span text:style-name="T84">Roger Waters — What God Wants</text:span>&gt;</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3"><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text:soft-page-break/></text:p>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А ты как?</text:p>
      <text:p text:style-name="P96"><text:span text:style-name="T35">–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6">Я опустил руку на шею Дэш и ощутил теплоту и лёгкое покалывание в пустоте.</text:p>
      <text:p text:style-name="P96"><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4"/>
      <text:h text:style-name="Heading_20_2" text:outline-level="2">Эпилог. Земля</text:h>
      <text:p text:style-name="P111">&lt;<text:span text:style-name="T57">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text:span text:style-name="T35">&lt;</text:span><text:span text:style-name="T26">И вообще, обзаведусь в конце-концов рогом и наставлю Селестиии рогов!»</text:span><text:span text:style-name="T35">&gt;</text:span></text:p>
      <text:p text:style-name="P43">&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30T18:09:53.839121527</dc:date>
    <meta:editing-duration>P129DT19H4M9S</meta:editing-duration>
    <meta:editing-cycles>7896</meta:editing-cycles>
    <meta:generator>LibreOffice/5.1.6.2$Linux_X86_64 LibreOffice_project/10m0$Build-2</meta:generator>
    <meta:document-statistic meta:table-count="0" meta:image-count="0" meta:object-count="0" meta:page-count="202" meta:paragraph-count="4344" meta:word-count="88866" meta:character-count="590006" meta:non-whitespace-character-count="501305"/>
  </office:meta>
</office:document-meta>
</file>